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Lucida Sans Unicode" svg:font-family="'Lucida Sans Unicode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b7fa9d" style:parent-style-name="Standard">
      <style:text-properties fo:font-size="12.0pt" style:font-size-asian="12.0pt"/>
    </style:style>
    <style:style style:family="paragraph" style:name="ab7674d" style:parent-style-name="Standard">
      <style:paragraph-properties>
        <style:tab-stops>
          <style:tab-stop style:position="6.001cm"/>
        </style:tab-stops>
      </style:paragraph-properties>
      <style:text-properties fo:font-size="12.0pt" style:font-size-asian="12.0pt"/>
    </style:style>
    <style:style style:family="paragraph" style:name="a92f462" style:parent-style-name="Standard">
      <style:paragraph-properties>
        <style:tab-stops>
          <style:tab-stop style:position="11.001cm"/>
        </style:tab-stops>
      </style:paragraph-properties>
      <style:text-properties fo:font-size="12.0pt" style:font-size-asian="12.0pt"/>
    </style:style>
    <style:style style:family="paragraph" style:name="aa7f3ba" style:parent-style-name="Standard">
      <style:paragraph-properties>
        <style:tab-stops>
          <style:tab-stop style:position="6.001cm"/>
        </style:tab-stops>
      </style:paragraph-properties>
      <style:text-properties fo:font-size="12.0pt" style:font-size-asian="12.0pt"/>
    </style:style>
    <style:style style:family="paragraph" style:name="a76af51" style:parent-style-name="Standard">
      <style:paragraph-properties>
        <style:tab-stops>
          <style:tab-stop style:position="6.001cm"/>
        </style:tab-stops>
      </style:paragraph-properties>
      <style:text-properties fo:font-size="12.0pt" style:font-size-asian="12.0pt"/>
    </style:style>
    <style:style style:family="paragraph" style:name="ac29cff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73c82d">
      <style:text-properties fo:font-size="12.0pt" style:font-size-asian="12.0pt"/>
    </style:style>
    <style:style style:family="text" style:name="a4700d2">
      <style:text-properties fo:font-size="12.0pt" fo:font-weight="bold" style:font-size-asian="12.0pt" style:font-weight-asian="bold"/>
    </style:style>
    <style:style style:family="paragraph" style:name="ae38f6c" style:parent-style-name="Standard">
      <style:paragraph-properties fo:margin-left="45.01mm" fo:margin-right="0.0mm" fo:text-indent="-45.01mm">
        <style:tab-stops>
          <style:tab-stop style:position="4.501cm"/>
        </style:tab-stops>
      </style:paragraph-properties>
      <style:text-properties/>
    </style:style>
    <style:style style:family="text" style:name="a78c267">
      <style:text-properties fo:font-size="12.0pt" fo:font-weight="bold" style:font-size-asian="12.0pt" style:font-weight-asian="bold"/>
    </style:style>
    <style:style style:family="text" style:name="a5c196a">
      <style:text-properties fo:font-size="12.0pt" style:font-size-asian="12.0pt"/>
    </style:style>
    <style:style style:family="paragraph" style:name="a27f7ea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c3533c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4b9e95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6e847c">
      <style:text-properties fo:font-size="12.0pt" style:font-size-asian="12.0pt"/>
    </style:style>
    <style:style style:family="text" style:name="a4679db">
      <style:text-properties fo:font-size="12.0pt" fo:font-weight="bold" style:font-size-asian="12.0pt" style:font-weight-asian="bold"/>
    </style:style>
    <style:style style:family="paragraph" style:name="a06f985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text" style:name="a50933f">
      <style:text-properties fo:font-size="12.0pt" fo:font-weight="bold" style:font-size-asian="12.0pt" style:font-weight-asian="bold"/>
    </style:style>
    <style:style style:family="text" style:name="a1530fa">
      <style:text-properties fo:font-size="12.0pt" style:font-size-asian="12.0pt"/>
    </style:style>
    <style:style style:family="paragraph" style:name="a72cde0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9d12ab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87e9cc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6ead04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3c2891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92f9b9">
      <style:text-properties fo:font-size="12.0pt" style:font-size-asian="12.0pt"/>
    </style:style>
    <style:style style:family="text" style:name="a23c5ba">
      <style:text-properties fo:font-size="12.0pt" fo:font-weight="bold" style:font-size-asian="12.0pt" style:font-weight-asian="bold"/>
    </style:style>
    <style:style style:family="paragraph" style:name="a327966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text" style:name="abde324">
      <style:text-properties fo:font-size="12.0pt" fo:font-weight="bold" style:font-size-asian="12.0pt" style:font-weight-asian="bold"/>
    </style:style>
    <style:style style:family="text" style:name="a2f5129">
      <style:text-properties fo:font-size="12.0pt" style:font-size-asian="12.0pt"/>
    </style:style>
    <style:style style:family="paragraph" style:name="ac6a24d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6d3c94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352915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f2597c" style:parent-style-name="Heading_20_2">
      <style:paragraph-properties>
        <style:tab-stops>
          <style:tab-stop style:position="4.501cm"/>
        </style:tab-stops>
      </style:paragraph-properties>
    </style:style>
    <style:style style:family="paragraph" style:name="af28194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03d268">
      <style:text-properties fo:font-size="12.0pt" fo:font-weight="bold" style:font-size-asian="12.0pt" style:font-weight-asian="bold"/>
    </style:style>
    <style:style style:family="text" style:name="af1e1ff">
      <style:text-properties fo:font-size="12.0pt" style:font-size-asian="12.0pt"/>
    </style:style>
    <style:style style:family="paragraph" style:name="a83f7b4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3b32b5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d3aebc" style:parent-style-name="Standard">
      <style:paragraph-properties fo:margin-left="44.98mm" fo:margin-right="0.0mm" fo:text-indent="-44.98mm"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7adde6" style:parent-style-name="Standard">
      <style:paragraph-properties fo:margin-left="25.01mm" fo:margin-right="0.0mm" fo:text-indent="0.0mm"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8a8187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3f5594">
      <style:text-properties fo:font-size="12.0pt" fo:font-weight="bold" style:font-size-asian="12.0pt" style:font-weight-asian="bold"/>
    </style:style>
    <style:style style:family="text" style:name="a8648d0">
      <style:text-properties fo:font-size="12.0pt" style:font-size-asian="12.0pt"/>
    </style:style>
    <style:style style:family="paragraph" style:name="a9a89b2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30a572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f501be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c4857c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7eb212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c40491">
      <style:text-properties fo:font-size="12.0pt" fo:font-weight="bold" style:font-size-asian="12.0pt" style:font-weight-asian="bold"/>
    </style:style>
    <style:style style:family="text" style:name="a7836b6">
      <style:text-properties fo:font-size="12.0pt" style:font-size-asian="12.0pt"/>
    </style:style>
    <style:style style:family="paragraph" style:name="a665639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231aa1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515456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427b79">
      <style:text-properties fo:font-size="12.0pt" fo:font-weight="bold" style:font-size-asian="12.0pt" style:font-weight-asian="bold"/>
    </style:style>
    <style:style style:family="text" style:name="a8202f2">
      <style:text-properties fo:font-size="12.0pt" style:font-size-asian="12.0pt"/>
    </style:style>
    <style:style style:family="paragraph" style:name="ae3ef60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761dfb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845366" style:parent-style-name="Standard">
      <style:paragraph-properties fo:margin-left="12.51mm" fo:margin-right="0.0mm" fo:text-indent="-12.51mm"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ddd4b0" style:parent-style-name="Standard">
      <style:paragraph-properties fo:margin-left="12.51mm" fo:margin-right="0.0mm" fo:text-indent="-12.51mm"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525685" style:parent-style-name="Standard">
      <style:paragraph-properties fo:margin-left="12.51mm" fo:margin-right="0.0mm" fo:text-indent="-12.51mm"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cb71d9" style:parent-style-name="Standard">
      <style:paragraph-properties fo:margin-left="60.01mm" fo:margin-right="0.0mm" fo:text-indent="-60.01mm"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426e71">
      <style:text-properties fo:font-size="12.0pt" fo:font-weight="bold" style:font-size-asian="12.0pt" style:font-weight-asian="bold"/>
    </style:style>
    <style:style style:family="text" style:name="a3e170b">
      <style:text-properties fo:font-size="12.0pt" style:font-size-asian="12.0pt"/>
    </style:style>
    <style:style style:family="paragraph" style:name="a3aa88a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502482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d9baa2" style:parent-style-name="Heading_20_2">
      <style:paragraph-properties>
        <style:tab-stops>
          <style:tab-stop style:position="4.501cm"/>
          <style:tab-stop style:position="8.502cm"/>
        </style:tab-stops>
      </style:paragraph-properties>
    </style:style>
    <style:style style:family="paragraph" style:name="a58a66e" style:parent-style-name="Heading_20_2">
      <style:paragraph-properties>
        <style:tab-stops>
          <style:tab-stop style:position="4.501cm"/>
          <style:tab-stop style:position="8.502cm"/>
        </style:tab-stops>
      </style:paragraph-properties>
    </style:style>
    <style:style style:family="paragraph" style:name="a39149e" style:parent-style-name="Heading_20_2">
      <style:paragraph-properties>
        <style:tab-stops>
          <style:tab-stop style:position="4.501cm"/>
          <style:tab-stop style:position="8.502cm"/>
        </style:tab-stops>
      </style:paragraph-properties>
    </style:style>
    <style:style style:family="paragraph" style:name="a146baa" style:parent-style-name="Heading_20_2">
      <style:paragraph-properties>
        <style:tab-stops>
          <style:tab-stop style:position="4.501cm"/>
          <style:tab-stop style:position="8.502cm"/>
        </style:tab-stops>
      </style:paragraph-properties>
    </style:style>
    <style:style style:family="paragraph" style:name="aa6bce9" style:parent-style-name="Heading_20_2">
      <style:paragraph-properties>
        <style:tab-stops>
          <style:tab-stop style:position="4.501cm"/>
          <style:tab-stop style:position="8.502cm"/>
        </style:tab-stops>
      </style:paragraph-properties>
    </style:style>
    <style:style style:family="paragraph" style:name="ade8132" style:parent-style-name="Standard">
      <style:paragraph-properties>
        <style:tab-stops>
          <style:tab-stop style:position="4.501cm"/>
        </style:tab-stops>
      </style:paragraph-properties>
      <style:text-properties fo:font-size="12.0pt" fo:font-weight="bold" style:font-size-asian="12.0pt" style:font-weight-asian="bold"/>
    </style:style>
    <style:style style:family="paragraph" style:name="a3eb760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1bf0ed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bdd738" style:parent-style-name="Heading_20_1">
      <style:paragraph-properties>
        <style:tab-stops>
          <style:tab-stop style:position="4.501cm"/>
        </style:tab-stops>
      </style:paragraph-properties>
      <style:text-properties style:font-weight-complex="normal"/>
    </style:style>
    <style:style style:family="paragraph" style:name="a0b1181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0669e2" style:parent-style-name="Standard">
      <style:paragraph-properties>
        <style:tab-stops>
          <style:tab-stop style:position="6.001cm"/>
        </style:tab-stops>
      </style:paragraph-properties>
      <style:text-properties fo:font-size="12.0pt" style:font-size-asian="12.0pt"/>
    </style:style>
    <style:style style:family="paragraph" style:name="af6b055" style:parent-style-name="Standard">
      <style:paragraph-properties>
        <style:tab-stops>
          <style:tab-stop style:position="6.001cm"/>
        </style:tab-stops>
      </style:paragraph-properties>
      <style:text-properties fo:font-size="12.0pt" style:font-size-asian="12.0pt"/>
    </style:style>
    <style:style style:family="paragraph" style:name="aeb6200" style:parent-style-name="Heading_20_1">
      <style:paragraph-properties/>
    </style:style>
    <text:list-style style:name="WW8Num1">
      <text:list-level-style-number style:num-format="" text:display-levels="1" text:level="1">
        <style:list-level-properties text:list-level-position-and-space-mode="label-alignment"/>
      </text:list-level-style-number>
      <text:list-level-style-number style:num-format="" text:display-levels="1" text:level="2">
        <style:list-level-properties text:list-level-position-and-space-mode="label-alignment"/>
      </text:list-level-style-number>
      <text:list-level-style-number style:num-format="" text:display-levels="1" text:level="3">
        <style:list-level-properties text:list-level-position-and-space-mode="label-alignment"/>
      </text:list-level-style-number>
      <text:list-level-style-number style:num-format="" text:display-levels="1" text:level="4">
        <style:list-level-properties text:list-level-position-and-space-mode="label-alignment"/>
      </text:list-level-style-number>
      <text:list-level-style-number style:num-format="" text:display-levels="1" text:level="5">
        <style:list-level-properties text:list-level-position-and-space-mode="label-alignment"/>
      </text:list-level-style-number>
      <text:list-level-style-number style:num-format="" text:display-levels="1" text:level="6">
        <style:list-level-properties text:list-level-position-and-space-mode="label-alignment"/>
      </text:list-level-style-number>
      <text:list-level-style-number style:num-format="" text:display-levels="1" text:level="7">
        <style:list-level-properties text:list-level-position-and-space-mode="label-alignment"/>
      </text:list-level-style-number>
      <text:list-level-style-number style:num-format="" text:display-levels="1" text:level="8">
        <style:list-level-properties text:list-level-position-and-space-mode="label-alignment"/>
      </text:list-level-style-number>
      <text:list-level-style-number style:num-format="" text:display-levels="1" text:level="9">
        <style:list-level-properties text:list-level-position-and-space-mode="label-alignment"/>
      </text:list-level-style-number>
    </text:list-style>
  </office:automatic-styles>
  <office:body>
    <office:text>
      <text:p text:style-name="aeb6200">Max Mustermann</text:p>
      <text:p text:style-name="af6b055">Musterstraße 1</text:p>
      <text:p text:style-name="a0669e2">01234 Musterstadt</text:p>
      <text:p text:style-name="a0b1181"/>
      <text:p text:style-name="abdd738"><text:tab/>Lebenslauf</text:p>
      <text:p text:style-name="a1bf0ed"/>
      <text:p text:style-name="a3eb760"/>
      <text:p text:style-name="ade8132"><text:tab/>Persönliche Daten</text:p>
      <text:h text:outline-level="2" text:style-name="aa6bce9"><text:tab/>Name:<text:tab/>Max Mustermann</text:h>
      <text:h text:outline-level="2" text:style-name="a146baa"><text:tab/>Geburtsdatum:<text:tab/>12. Februar 1977</text:h>
      <text:h text:outline-level="2" text:style-name="a39149e"><text:tab/>Geburtsort:<text:tab/>Musterstadt</text:h>
      <text:h text:outline-level="2" text:style-name="a58a66e"><text:tab/>Familienstand:<text:tab/>ledig</text:h>
      <text:h text:outline-level="2" text:style-name="ad9baa2"><text:tab/>Staatsangehörigkeit:<text:tab/>deutsch</text:h>
      <text:p text:style-name="a502482"/>
      <text:p text:style-name="a3aa88a"><text:span text:style-name="a3e170b"><text:tab/></text:span><text:span text:style-name="a426e71">Schulbildung</text:span></text:p>
      <text:p text:style-name="acb71d9">09/1984 – 08/1988<text:tab/>Grundschule Musterstadt</text:p>
      <text:p text:style-name="a525685">09/1988 – 07/1996<text:tab/>Gymnasium in Musterstadt</text:p>
      <text:p text:style-name="addd4b0"><text:tab/><text:tab/>Abschluss: Allgemeine Hochschulreife</text:p>
      <text:p text:style-name="a845366"><text:tab/><text:tab/>Abschlussnote: 1,0</text:p>
      <text:p text:style-name="a761dfb"/>
      <text:p text:style-name="ae3ef60"><text:span text:style-name="a8202f2"><text:tab/></text:span><text:span text:style-name="a427b79">Wehr- / Zivildienst</text:span></text:p>
      <text:p text:style-name="a515456">07/1996 – 04/1997<text:tab/>Soldat der Bundeswehr, letzter Dienstgrad: Obergefreiter</text:p>
      <text:p text:style-name="a231aa1"/>
      <text:p text:style-name="a665639"><text:span text:style-name="a7836b6"><text:tab/></text:span><text:span text:style-name="ac40491">Berufsausbildung</text:span></text:p>
      <text:p text:style-name="a7eb212">05/1997 – 09/2000<text:tab/>Firma XYZ in Musterstadt,<text:s/></text:p>
      <text:p text:style-name="ac4857c"><text:tab/>Abschluss: [erlernter Beruf]</text:p>
      <text:p text:style-name="af501be"><text:tab/>Abschlussprädikat: „gut bestanden“</text:p>
      <text:p text:style-name="a30a572"/>
      <text:p text:style-name="a9a89b2"><text:span text:style-name="a8648d0"><text:tab/></text:span><text:span text:style-name="a3f5594">Studium</text:span></text:p>
      <text:p text:style-name="a8a8187">10/2000 – 7/2004<text:tab/>Fachhochschule Musterstadt, Studium der Betriebswirtschaftslehre</text:p>
      <text:p text:style-name="a7adde6"><text:tab/>mit den Schwerpunkten [Schwerpunkte nennen],</text:p>
      <text:p text:style-name="ad3aebc">01/2003 – 10/2004<text:tab/>Tätigkeit als wissenschaftlicher Assistent des Prof. Dr. A. Muster im Schwerpunkt [Schwerpunkt nennen]</text:p>
      <text:p text:style-name="a3b32b5"/>
      <text:p text:style-name="a83f7b4"><text:span text:style-name="af1e1ff"><text:tab/></text:span><text:span text:style-name="a03d268">Praktika / Berufserfahrung</text:span></text:p>
      <text:p text:style-name="af28194">07/2001 – 08/2001<text:tab/>Firma ABC, fünf Wochen Praktikum</text:p>
      <text:h text:outline-level="2" text:style-name="af2597c"><text:tab/>im [Abteilung] in Musterstadt</text:h>
      <text:p text:style-name="Text_20_body_20_indent">03/2002 – 07/2002<text:tab/>Firma CDE, 20 Wochen Praktikum in der [Abteilung] in Musterstadt</text:p>
      <text:p text:style-name="a352915">11/2003 – 01/2004<text:tab/>Firma FGH, 10 Wochen Praktikum im [Abteilung] in Musterstadt</text:p>
      <text:p text:style-name="a6d3c94"/>
      <text:p text:style-name="ac6a24d"><text:span text:style-name="a2f5129"><text:tab/></text:span><text:span text:style-name="abde324">EDV – Kenntnisse</text:span></text:p>
      <text:p text:style-name="a327966"><text:span text:style-name="a23c5ba"><text:tab/></text:span><text:span text:style-name="a92f9b9">langjährige Erfahrung mit Microsoft Office Anwendungen</text:span></text:p>
      <text:p text:style-name="a3c2891"><text:tab/>SAP – Grundkenntnisse</text:p>
      <text:p text:style-name="a6ead04"><text:tab/>versiert im Umgang mit dem Internet</text:p>
      <text:p text:style-name="a87e9cc"><text:tab/>Grundkenntnisse in: VBA, HTML, PHP</text:p>
      <text:p text:style-name="a9d12ab"/>
      <text:p text:style-name="a72cde0"><text:span text:style-name="a1530fa"><text:tab/></text:span><text:span text:style-name="a50933f">Sprachkenntnisse</text:span></text:p>
      <text:p text:style-name="a06f985"><text:span text:style-name="a4679db"><text:tab/></text:span><text:span text:style-name="a6e847c">Grundkenntnisse in Spanisch</text:span></text:p>
      <text:p text:style-name="a4b9e95"><text:tab/>„upperintermediate Level“ in Englisch</text:p>
      <text:p text:style-name="ac3533c"/>
      <text:p text:style-name="a27f7ea"><text:span text:style-name="a5c196a"><text:tab/></text:span><text:span text:style-name="a78c267">Persönliche Interessen / Hobbies</text:span></text:p>
      <text:p text:style-name="ae38f6c"><text:span text:style-name="a4700d2"><text:tab/></text:span><text:span text:style-name="a73c82d">seit 1990 aktives Mitglied des Vereins [Vereinsname] in Musterstadt</text:span></text:p>
      <text:p text:style-name="ac29cff"><text:tab/>seit 08/2003 Mitglied im Vorstand des [Vereinsname]</text:p>
      <text:p text:style-name="a76af51"/>
      <text:p text:style-name="aa7f3ba"/>
      <text:p text:style-name="a92f462"><text:tab/>Eigenhändige Unterschrift</text:p>
      <text:p text:style-name="ab7674d"/>
      <text:p text:style-name="ab7fa9d">Musterstadt, [Datum]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Lucida Sans Unicode" svg:font-family="'Lucida Sans Unicode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Liberation Serif" style:font-name-asian="WenQuanYi Zen Hei" style:font-name-complex="FreeSans" style:font-size-asian="10.5pt" style:use-window-font-color="true"/>
    </style:default-style>
    <style:style style:family="paragraph" style:name="Standard" style:parent-style-name="default_paragraph_style">
      <style:paragraph-properties fo:text-align="left"/>
      <style:text-properties fo:country="DE" fo:font-size="10.0pt" fo:language="de" style:font-name="Times New Roman" style:font-name-asian="Times New Roman" style:font-name-complex="Times New Roman" style:font-size-asian="10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WenQuanYi Zen Hei" style:font-name-complex="FreeSans" style:font-size-asian="14.0pt"/>
    </style:style>
    <style:style style:family="paragraph" style:name="Verzeichnis" style:parent-style-name="Standard">
      <style:text-properties style:font-name-complex="Tahoma"/>
    </style:style>
    <style:style style:family="paragraph" style:name="Beschriftung" style:parent-style-name="Standard">
      <style:paragraph-properties fo:margin-bottom="2.12mm" fo:margin-top="2.12mm"/>
      <style:text-properties fo:font-size="10.0pt" fo:font-style="italic" style:font-name-complex="Tahoma" style:font-size-asian="10.0pt" style:font-style-asian="italic" style:font-style-complex="italic"/>
    </style:style>
    <style:style style:family="paragraph" style:name="Index" style:parent-style-name="Standard">
      <style:text-properties style:font-name-complex="FreeSans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efault-outline-level="2" style:display-name="Heading 2" style:family="paragraph" style:name="Heading_20_2" style:next-style-name="Standard" style:parent-style-name="Standard">
      <style:paragraph-properties>
        <style:tab-stops>
          <style:tab-stop style:position="6.001cm"/>
          <style:tab-stop style:position="9.753cm"/>
        </style:tab-stops>
      </style:paragraph-properties>
      <style:text-properties fo:font-size="12.0pt" style:font-size-asian="12.0pt"/>
    </style:style>
    <style:style style:family="paragraph" style:name="Überschrift" style:next-style-name="Text_20_body" style:parent-style-name="Standard">
      <style:paragraph-properties fo:margin-bottom="2.12mm" fo:margin-top="4.23mm"/>
      <style:text-properties fo:font-size="14.0pt" style:font-name="Arial" style:font-name-asian="Lucida Sans Unicode" style:font-name-complex="Tahoma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>
        <style:tab-stops>
          <style:tab-stop style:position="6.001cm"/>
        </style:tab-stops>
      </style:paragraph-properties>
      <style:text-properties fo:font-size="12.0pt" fo:font-weight="bold" style:font-size-asian="12.0pt" style:font-weight-asian="bold" style:font-weight-complex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 indent" style:family="paragraph" style:name="Text_20_body_20_indent" style:parent-style-name="Standard">
      <style:paragraph-properties fo:margin-left="45.01mm" fo:margin-right="0.0mm" fo:text-indent="-45.01mm">
        <style:tab-stops>
          <style:tab-stop style:position="4.501cm"/>
        </style:tab-stops>
      </style:paragraph-properties>
      <style:text-properties fo:font-size="12.0pt" style:font-size-asian="12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"/>
    </style:style>
    <style:style style:family="text" style:name="WW-Absatz-Standardschriftart" style:parent-style-name="default_character_style"/>
    <style:style style:display-name="Internet link" style:family="text" style:name="Internet_20_link" style:parent-style-name="WW-Absatz-Standardschriftart">
      <style:text-properties fo:color="#0000ff" style:text-underline-style="solid"/>
    </style:style>
    <style:style style:family="text" style:name="Absatz-Standardschriftart" style:parent-style-name="default_character_style"/>
    <style:style style:family="text" style:name="WW8Num1ztrue" style:parent-style-name="default_character_style"/>
    <style:style style:family="text" style:name="WW8Num1zfalse" style:parent-style-name="default_character_style"/>
    <style:style style:display-name="Visited Internet Link" style:family="text" style:name="Visited_20_Internet_20_Link" style:parent-style-name="default_character_style">
      <style:text-properties fo:color="#80000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802606" style:parent-style-name="Footer">
      <style:paragraph-properties fo:text-align="center"/>
      <style:text-properties/>
    </style:style>
  </office:automatic-styles>
  <office:master-styles>
    <style:master-page style:name="First_20_Page">
      <style:header>
        <text:p text:style-name="Header"/>
      </style:header>
      <style:footer>
        <text:p text:style-name="a802606">Diese Vorlage kann man auf<text:s/><text:a xlink:href="http://www.bwl24.net/"><text:span text:style-name="Internet_20_link">www.bwl24.net</text:span></text:a><text:s/>kostenlos downloaden.</text:p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9</dc:date>
    <meta:editing-cycles>2</meta:editing-cycles>
    <meta:editing-duration>PT0.018S</meta:editing-duration>
  </office:meta>
</office:document-meta>
</file>